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paragraph-rsid="000df788"/>
    </style:style>
    <style:style style:name="P2" style:family="paragraph" style:parent-style-name="Standard">
      <style:paragraph-properties style:writing-mode="lr-tb"/>
      <style:text-properties officeooo:rsid="000f2bce" officeooo:paragraph-rsid="000f2bce"/>
    </style:style>
    <style:style style:name="P3" style:family="paragraph" style:parent-style-name="Standard">
      <style:paragraph-properties style:writing-mode="lr-tb"/>
      <style:text-properties officeooo:paragraph-rsid="000f2bce"/>
    </style:style>
    <style:style style:name="P4" style:family="paragraph" style:parent-style-name="Standard">
      <style:paragraph-properties style:writing-mode="lr-tb"/>
      <style:text-properties fo:font-style="italic" officeooo:paragraph-rsid="000f759a" style:font-style-asian="italic" style:font-style-complex="italic"/>
    </style:style>
    <style:style style:name="P5" style:family="paragraph" style:parent-style-name="Standard">
      <style:paragraph-properties style:writing-mode="lr-tb"/>
      <style:text-properties fo:font-style="italic" officeooo:rsid="000f759a" officeooo:paragraph-rsid="000f759a" style:font-style-asian="italic" style:font-style-complex="italic"/>
    </style:style>
    <style:style style:name="P6" style:family="paragraph" style:parent-style-name="Standard">
      <style:paragraph-properties style:writing-mode="lr-tb"/>
      <style:text-properties style:font-name="Monospace" fo:font-size="10.5pt" fo:font-style="italic" officeooo:paragraph-rsid="000f2bce" style:font-size-asian="10.5pt" style:font-style-asian="italic" style:font-size-complex="10.5pt" style:font-style-complex="italic"/>
    </style:style>
    <style:style style:name="P7" style:family="paragraph" style:parent-style-name="Standard">
      <style:paragraph-properties style:writing-mode="lr-tb"/>
      <style:text-properties style:font-name="Monospace" fo:font-size="10.5pt" fo:font-style="italic" officeooo:rsid="000f2bce" officeooo:paragraph-rsid="000f2bce" style:font-size-asian="10.5pt" style:font-style-asian="italic" style:font-size-complex="10.5pt" style:font-style-complex="italic"/>
    </style:style>
    <style:style style:name="P8" style:family="paragraph" style:parent-style-name="Standard" style:list-style-name="L3">
      <style:paragraph-properties style:writing-mode="lr-tb"/>
      <style:text-properties officeooo:paragraph-rsid="000f2bce"/>
    </style:style>
    <style:style style:name="P9" style:family="paragraph" style:parent-style-name="Standard" style:list-style-name="L4">
      <style:paragraph-properties style:writing-mode="lr-tb"/>
      <style:text-properties officeooo:paragraph-rsid="000f2bce"/>
    </style:style>
    <style:style style:name="P10" style:family="paragraph" style:parent-style-name="Standard">
      <style:paragraph-properties style:writing-mode="lr-tb"/>
      <style:text-properties officeooo:paragraph-rsid="000f759a"/>
    </style:style>
    <style:style style:name="P11" style:family="paragraph" style:parent-style-name="Standard">
      <style:paragraph-properties style:writing-mode="lr-tb"/>
      <style:text-properties officeooo:paragraph-rsid="00106d17"/>
    </style:style>
    <style:style style:name="P12" style:family="paragraph" style:parent-style-name="Text_20_body">
      <style:paragraph-properties fo:margin-top="0in" fo:margin-bottom="0in" loext:contextual-spacing="false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3.5pt" officeooo:rsid="000d333b"/>
    </style:style>
    <style:style style:name="T3" style:family="text">
      <style:text-properties style:font-name="sans-serif" fo:font-size="13.5pt" officeooo:rsid="000df788"/>
    </style:style>
    <style:style style:name="T4" style:family="text">
      <style:text-properties style:font-name="sans-serif" fo:font-size="13.5pt" officeooo:rsid="000f2bce"/>
    </style:style>
    <style:style style:name="T5" style:family="text">
      <style:text-properties style:font-name="monospace" fo:font-size="10.5pt"/>
    </style:style>
    <style:style style:name="T6" style:family="text">
      <style:text-properties style:font-name="monospace" fo:font-size="10.5pt" officeooo:rsid="000d333b"/>
    </style:style>
    <style:style style:name="T7" style:family="text">
      <style:text-properties style:font-name="monospace" fo:font-size="10.5pt" fo:font-style="italic" style:font-style-asian="italic" style:font-style-complex="italic"/>
    </style:style>
    <style:style style:name="T8" style:family="text">
      <style:text-properties style:font-name="monospace" fo:font-size="10.5pt" fo:font-style="italic" officeooo:rsid="000d333b" style:font-style-asian="italic" style:font-style-complex="italic"/>
    </style:style>
    <style:style style:name="T9" style:family="text">
      <style:text-properties style:font-name="monospace" fo:font-size="10.5pt" fo:font-style="italic" officeooo:rsid="000df788" style:font-style-asian="italic" style:font-style-complex="italic"/>
    </style:style>
    <style:style style:name="T10" style:family="text">
      <style:text-properties style:font-name="monospace" fo:font-size="10.5pt" fo:font-style="italic" officeooo:rsid="000f2bce" style:font-style-asian="italic" style:font-style-complex="italic"/>
    </style:style>
    <style:style style:name="T11" style:family="text">
      <style:text-properties style:font-name="monospace" fo:font-size="10.5pt" fo:font-style="italic" officeooo:rsid="000f759a" style:font-style-asian="italic" style:font-style-complex="italic"/>
    </style:style>
    <style:style style:name="T12" style:family="text">
      <style:text-properties style:font-name="monospace" fo:font-size="10.5pt" officeooo:rsid="000df788"/>
    </style:style>
    <style:style style:name="T13" style:family="text">
      <style:text-properties style:font-name="monospace" fo:font-size="10.5pt" officeooo:rsid="000f759a"/>
    </style:style>
    <style:style style:name="T14" style:family="text">
      <style:text-properties style:font-name="monospace" fo:font-size="10.5pt" officeooo:rsid="00106d17"/>
    </style:style>
    <style:style style:name="T15" style:family="text">
      <style:text-properties style:font-name="monospace" fo:font-size="13.5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0f2bce"/>
    </style:style>
    <style:style style:name="T18" style:family="text">
      <style:text-properties officeooo:rsid="000f759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I</text:span><text:span text:style-name="T1">nstructions:</text:span> <text:span text:style-name="T1">Use the terminal to execute the necessary commands to set up the files and directories as described below.</text:span> <text:span text:style-name="T1">Show your work using</text:span> <text:span text:style-name="T1">Screenshot.</text:span></text:p>
      <text:p text:style-name="P3"><text:span text:style-name="T1"/></text:p>
      <text:list xml:id="list2322013518" text:style-name="L3">
        <text:list-item>
          <text:p text:style-name="P8"><text:span text:style-name="T1">Create a directory named</text:span> <text:span text:style-name="T8">tutorial2</text:span><text:span text:style-name="T6"> </text:span><text:span text:style-name="T1">and navigate into it.</text:span></text:p>
        </text:list-item>
        <text:list-item>
          <text:p text:style-name="P8"><text:s/><text:span text:style-name="T1">Create a file named</text:span> <text:span text:style-name="T10">file1</text:span><text:span text:style-name="T7">.txt</text:span> <text:span text:style-name="T1">inside</text:span> <text:span text:style-name="T6">tutorial2</text:span> <text:span text:style-name="T1">that contains the following lines:</text:span></text:p>
        </text:list-item>
      </text:list>
      <text:p text:style-name="P1"><text:line-break/><text:span text:style-name="T8">The first line of text.</text:span><text:span text:style-name="T16"><text:line-break/></text:span><text:span text:style-name="T8">The second line of text in </text:span><text:span text:style-name="T10">file1 text</text:span><text:span text:style-name="T8"> file</text:span><text:span text:style-name="T16"><text:line-break/></text:span><text:span text:style-name="T8">The data file has some text</text:span><text:span text:style-name="T16"><text:line-break/></text:span><text:span text:style-name="T8">The expression </text:span><text:span text:style-name="T9">2^x is an exponential function.</text:span><text:span text:style-name="T16"><text:line-break/></text:span><text:span text:style-name="T9">There are five lines of text in </text:span><text:span text:style-name="T10">file1</text:span><text:span text:style-name="T9"> </text:span><text:span text:style-name="T10">text </text:span><text:span text:style-name="T9">file</text:span></text:p>
      <text:p text:style-name="P1"><text:span text:style-name="T12"/></text:p>
      <text:list xml:id="list54005131" text:style-name="L4">
        <text:list-item>
          <text:p text:style-name="P9"><text:span text:style-name="T3">Create a file named</text:span><text:span text:style-name="T12"> </text:span><text:span text:style-name="T10">file2</text:span><text:span text:style-name="T9">.txt</text:span><text:span text:style-name="T12"> </text:span><text:span text:style-name="T3">inside</text:span><text:span text:style-name="T12"> </text:span><text:span text:style-name="T6">tutorial2</text:span><text:span text:style-name="T12"> </text:span><text:span text:style-name="T3">that contains the following lines:</text:span></text:p>
        </text:list-item>
      </text:list>
      <text:p text:style-name="P3"><text:span text:style-name="T3"/></text:p>
      <text:p text:style-name="P6"><text:span text:style-name="T17">The file2 text file can also contain as many or more number of lines of text.</text:span></text:p>
      <text:p text:style-name="P7">This tutorial is the second tutorial session.</text:p>
      <text:p text:style-name="P3"><text:span text:style-name="T4"/></text:p>
      <text:p text:style-name="P2"><text:span text:style-name="T12">U</text:span><text:span text:style-name="T5">se concatenation command to concatenate </text:span><text:span text:style-name="T7">file1.txt</text:span><text:span text:style-name="T5"> and </text:span><text:span text:style-name="T7">file2.txt</text:span><text:span text:style-name="T5"> in </text:span><text:span text:style-name="T7">data.txt.</text:span></text:p>
      <text:p text:style-name="P2"><text:span text:style-name="T7"/></text:p>
      <text:p text:style-name="P2"><text:span text:style-name="T12">W</text:span><text:span text:style-name="T5">rite a command to display lines of </text:span><text:span text:style-name="T7">data.txt</text:span><text:span text:style-name="T5"> that contains the word </text:span><text:span text:style-name="T7">line</text:span><text:span text:style-name="T5">.</text:span></text:p>
      <text:p text:style-name="P2"><text:span text:style-name="T5"/></text:p>
      <text:p text:style-name="P12">Write a command to count the total number of lines in <text:span text:style-name="T18">data</text:span>.txt.</text:p>
      <text:p text:style-name="P12"/>
      <text:p text:style-name="P12"/>
      <text:p text:style-name="P2"><text:span text:style-name="T5"/></text:p>
      <text:p text:style-name="P10"><text:span text:style-name="T1">3.</text:span> <text:span text:style-name="T1">Create a file named</text:span> <text:span text:style-name="T13">lines</text:span><text:span text:style-name="T5">.txt</text:span> <text:span text:style-name="T1">inside</text:span> <text:span text:style-name="T6">tutorial2</text:span> <text:span text:style-name="T1">with the following 10 lines:</text:span><text:line-break/><text:span text:style-name="T11">Line 1</text:span></text:p>
      <text:p text:style-name="P4"><text:span text:style-name="T13">Line 2</text:span></text:p>
      <text:p text:style-name="P4"><text:span text:style-name="T13">Line 5</text:span></text:p>
      <text:p text:style-name="P4"><text:span text:style-name="T13">Line 4</text:span></text:p>
      <text:p text:style-name="P4"><text:span text:style-name="T13">Line 3</text:span></text:p>
      <text:p text:style-name="P5"><text:span text:style-name="T5">Line 10</text:span></text:p>
      <text:p text:style-name="P5"><text:span text:style-name="T5">Line 6</text:span></text:p>
      <text:p text:style-name="P5"><text:span text:style-name="T5">Line 9</text:span></text:p>
      <text:p text:style-name="P5"><text:span text:style-name="T5">Line 8</text:span></text:p>
      <text:p text:style-name="P5"><text:span text:style-name="T5">Line 7</text:span></text:p>
      <text:p text:style-name="P10"><text:span text:style-name="T5"/></text:p>
      <text:p text:style-name="P10"><text:span text:style-name="T13">Write a command to sort </text:span><text:span text:style-name="T11">lines.txt</text:span><text:span text:style-name="T13"> into </text:span><text:span text:style-name="T11">sortedLines.txt </text:span><text:span text:style-name="T13">in </text:span><text:span text:style-name="T11">tutorial2</text:span><text:span text:style-name="T13"> directory</text:span></text:p>
      <text:p text:style-name="P11"><text:span text:style-name="T5"><text:line-break/></text:span><text:span text:style-name="T14">Create a github account and a repository called tutorial2 and upload tutorial2 directory into the github <text:s/>repositor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0T10:12:14.342686708</meta:creation-date>
    <dc:date>2024-09-20T10:59:53.480935649</dc:date>
    <meta:editing-duration>PT3M48S</meta:editing-duration>
    <meta:editing-cycles>1</meta:editing-cycles>
    <meta:document-statistic meta:table-count="0" meta:image-count="0" meta:object-count="0" meta:page-count="1" meta:paragraph-count="22" meta:word-count="216" meta:character-count="1237" meta:non-whitespace-character-count="1042"/>
    <meta:generator>LibreOffice/6.4.7.2$Linux_X86_64 LibreOffice_project/40$Build-2</meta:generator>
  </office:meta>
</office:document-meta>
</file>